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exposure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saturation</text:p>
          </table:table-cell>
        </table:table-row>
        <table:table-row table:style-name="ro1">
          <table:table-cell office:value-type="string" calcext:value-type="string">
            <text:p>beyonce_question-3.jpg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eyonce_question-3.jp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ad_pitt_question-3.jpg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d_pitt_question-4.jp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zel_washington_question-3.jpg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nzel_washington_question-4.jpg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en_degeneres_question_3.jpg</text:p>
          </table:table-cell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en_degeneres_question_4.jpg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ck_black_question_3.jp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_black_question_4.jpg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et_li_question_3.jp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t_li_question_4.jp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anye_west_question_3.jpg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anye_west_question_4.jpg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-12" calcext:value-type="float">
            <text:p>-12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evin_hart_question_3.jpg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_hart_question_4.jp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teven_spielberg_question_3.jp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ven_spielberg_question_4.jpg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a_chen_question-3.png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a_chen_question-4.png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13:27:32.498772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6:57:54.103456292</meta:creation-date>
    <dc:date>2022-07-01T13:30:48.314625101</dc:date>
    <meta:editing-duration>PT35M53S</meta:editing-duration>
    <meta:editing-cycles>12</meta:editing-cycles>
    <meta:generator>LibreOffice/6.4.7.2$Linux_X86_64 LibreOffice_project/40$Build-2</meta:generator>
    <meta:document-statistic meta:table-count="1" meta:cell-count="126" meta:object-count="0"/>
  </office:meta>
</office:document-meta>
</file>